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 and Dear Sir/</text:p>
      <text:p text:style-name="P2"><text:tab/>Sad news from/ Paris. <text:s/>Mr Piza, your good/ friend, died yesterday. <text:s/>I/ sail at once to fetch my wife/ If you come to night before/ my return, you might see Mr Brandon/ <text:span text:style-name="T2">hear what he has to say</text:span><text:span text:style-name="T3"> </text:span><text:span text:style-name="T4">and</text:span><text:span text:style-name="T3"> or/ wait until I return to see me/ first. <text:s/>What can I say--/ <text:s/>Yrs/ H Pereira Mendes/</text:span></text:p>
      <text:p text:style-name="P2"><text:span text:style-name="T3">[?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27:09.94</meta:creation-date>
    <meta:document-statistic meta:table-count="0" meta:image-count="0" meta:object-count="0" meta:page-count="2" meta:paragraph-count="63" meta:word-count="219" meta:character-count="1529"/>
    <dc:date>2012-01-23T14:39:05.12</dc:date>
    <dc:creator>Penn Libraries</dc:creator>
    <meta:editing-duration>PT00H11M55S</meta:editing-duration>
    <meta:editing-cycles>1</meta:editing-cycles>
    <meta:generator>OpenOffice.org/3.2$Win32 OpenOffice.org_project/320m12$Build-9483</meta:generator>
  </office:meta>
</office:document-meta>
</file>